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en" fo:country="US" fo:font-weight="normal" officeooo:rsid="0018bc3c" officeooo:paragraph-rsid="0018bc3c" style:font-size-asian="12.25pt" style:font-weight-asian="normal" style:font-size-complex="14pt" style:font-weight-complex="normal"/>
    </style:style>
    <style:style style:name="P2" style:family="paragraph" style:parent-style-name="Standard">
      <style:text-properties fo:font-size="14pt" fo:language="en" fo:country="US" fo:font-weight="normal" officeooo:rsid="00203e09" officeooo:paragraph-rsid="00203e09" style:font-size-asian="12.25pt" style:font-weight-asian="normal" style:font-size-complex="14pt" style:font-weight-complex="normal"/>
    </style:style>
    <style:style style:name="P3" style:family="paragraph" style:parent-style-name="Standard">
      <style:text-properties fo:font-size="14pt" fo:language="en" fo:country="US" fo:font-weight="normal" officeooo:rsid="00272d45" officeooo:paragraph-rsid="001bd31f" style:font-size-asian="12.25pt" style:font-weight-asian="normal" style:font-size-complex="14pt" style:font-weight-complex="normal"/>
    </style:style>
    <style:style style:name="P4" style:family="paragraph" style:parent-style-name="Standard">
      <style:text-properties fo:font-size="14pt" fo:language="en" fo:country="US" fo:font-weight="normal" officeooo:rsid="0022f889" officeooo:paragraph-rsid="00243764" style:font-size-asian="12.25pt" style:font-weight-asian="normal" style:font-size-complex="14pt" style:font-weight-complex="normal"/>
    </style:style>
    <style:style style:name="P5" style:family="paragraph" style:parent-style-name="Standard">
      <style:text-properties fo:font-size="14pt" fo:language="en" fo:country="US" fo:font-weight="normal" officeooo:rsid="00229499" officeooo:paragraph-rsid="00229499" style:font-size-asian="12.25pt" style:font-weight-asian="normal" style:font-size-complex="14pt" style:font-weight-complex="normal"/>
    </style:style>
    <style:style style:name="P6" style:family="paragraph" style:parent-style-name="Standard">
      <style:text-properties fo:font-size="14pt" fo:language="en" fo:country="US" fo:font-weight="normal" officeooo:rsid="00229499" officeooo:paragraph-rsid="0022f889" style:font-size-asian="12.25pt" style:font-weight-asian="normal" style:font-size-complex="14pt" style:font-weight-complex="normal"/>
    </style:style>
    <style:style style:name="P7" style:family="paragraph" style:parent-style-name="Standard">
      <style:text-properties fo:font-size="14pt" fo:language="en" fo:country="US" fo:font-weight="normal" officeooo:rsid="001d058f" officeooo:paragraph-rsid="001d058f" style:font-size-asian="12.25pt" style:font-weight-asian="normal" style:font-size-complex="14pt" style:font-weight-complex="normal"/>
    </style:style>
    <style:style style:name="P8" style:family="paragraph" style:parent-style-name="Standard">
      <style:text-properties fo:font-size="14pt" fo:language="en" fo:country="US" fo:font-weight="normal" officeooo:rsid="00312fbb" officeooo:paragraph-rsid="00312fbb" style:font-size-asian="12.25pt" style:font-weight-asian="normal" style:font-size-complex="14pt" style:font-weight-complex="normal"/>
    </style:style>
    <style:style style:name="P9" style:family="paragraph" style:parent-style-name="Standard">
      <style:text-properties fo:font-size="14pt" fo:language="en" fo:country="US" fo:font-weight="normal" officeooo:rsid="0029282f" officeooo:paragraph-rsid="0029282f" style:font-size-asian="12.25pt" style:font-weight-asian="normal" style:font-size-complex="14pt" style:font-weight-complex="normal"/>
    </style:style>
    <style:style style:name="P10" style:family="paragraph" style:parent-style-name="Standard">
      <style:text-properties fo:font-size="14pt" fo:language="en" fo:country="US" fo:font-weight="normal" officeooo:rsid="002a0de0" officeooo:paragraph-rsid="002a0de0" style:font-size-asian="12.25pt" style:font-weight-asian="normal" style:font-size-complex="14pt" style:font-weight-complex="normal"/>
    </style:style>
    <style:style style:name="P11" style:family="paragraph" style:parent-style-name="Standard">
      <style:text-properties fo:font-size="14pt" fo:language="en" fo:country="US" fo:font-weight="normal" officeooo:rsid="002ab169" officeooo:paragraph-rsid="002a0de0" style:font-size-asian="12.25pt" style:font-weight-asian="normal" style:font-size-complex="14pt" style:font-weight-complex="normal"/>
    </style:style>
    <style:style style:name="P12" style:family="paragraph" style:parent-style-name="Standard">
      <style:text-properties fo:font-size="14pt" fo:language="en" fo:country="US" fo:font-weight="normal" officeooo:rsid="002ab169" officeooo:paragraph-rsid="002ab169" style:font-size-asian="12.25pt" style:font-weight-asian="normal" style:font-size-complex="14pt" style:font-weight-complex="normal"/>
    </style:style>
    <style:style style:name="P13" style:family="paragraph" style:parent-style-name="Standard">
      <style:text-properties fo:font-size="14pt" fo:language="en" fo:country="US" fo:font-weight="normal" officeooo:rsid="002dc974" officeooo:paragraph-rsid="002c6fe3" style:font-size-asian="12.25pt" style:font-weight-asian="normal" style:font-size-complex="14pt" style:font-weight-complex="normal"/>
    </style:style>
    <style:style style:name="P14" style:family="paragraph" style:parent-style-name="Standard">
      <style:text-properties fo:font-size="14pt" fo:language="en" fo:country="US" fo:font-weight="normal" officeooo:rsid="002dc974" officeooo:paragraph-rsid="003ca7dd" style:font-size-asian="12.25pt" style:font-weight-asian="normal" style:font-size-complex="14pt" style:font-weight-complex="normal"/>
    </style:style>
    <style:style style:name="P15" style:family="paragraph" style:parent-style-name="Standard">
      <style:text-properties fo:font-size="14pt" fo:language="en" fo:country="US" fo:font-weight="normal" officeooo:rsid="002e215a" officeooo:paragraph-rsid="002e215a" style:font-size-asian="12.25pt" style:font-weight-asian="normal" style:font-size-complex="14pt" style:font-weight-complex="normal"/>
    </style:style>
    <style:style style:name="P16" style:family="paragraph" style:parent-style-name="Standard">
      <style:text-properties fo:font-size="14pt" fo:language="en" fo:country="US" fo:font-weight="normal" officeooo:rsid="002e215a" officeooo:paragraph-rsid="002de558" style:font-size-asian="12.25pt" style:font-weight-asian="normal" style:font-size-complex="14pt" style:font-weight-complex="normal"/>
    </style:style>
    <style:style style:name="P17" style:family="paragraph" style:parent-style-name="Standard">
      <style:text-properties fo:font-size="14pt" fo:language="en" fo:country="US" fo:font-weight="normal" officeooo:rsid="002f7f22" officeooo:paragraph-rsid="002f7f22" style:font-size-asian="12.25pt" style:font-weight-asian="normal" style:font-size-complex="14pt" style:font-weight-complex="normal"/>
    </style:style>
    <style:style style:name="P18" style:family="paragraph" style:parent-style-name="Standard">
      <style:text-properties fo:font-size="14pt" fo:language="en" fo:country="US" fo:font-weight="normal" officeooo:rsid="00302b54" officeooo:paragraph-rsid="002f7f22" style:font-size-asian="12.25pt" style:font-weight-asian="normal" style:font-size-complex="14pt" style:font-weight-complex="normal"/>
    </style:style>
    <style:style style:name="P19" style:family="paragraph" style:parent-style-name="Standard">
      <style:text-properties fo:font-size="14pt" fo:language="en" fo:country="US" fo:font-weight="normal" officeooo:rsid="00302b54" officeooo:paragraph-rsid="00302b54" style:font-size-asian="12.25pt" style:font-weight-asian="normal" style:font-size-complex="14pt" style:font-weight-complex="normal"/>
    </style:style>
    <style:style style:name="P20" style:family="paragraph" style:parent-style-name="Standard">
      <style:text-properties fo:font-size="14pt" fo:language="en" fo:country="US" fo:font-weight="normal" officeooo:rsid="003303f2" officeooo:paragraph-rsid="003303f2" style:font-size-asian="12.25pt" style:font-weight-asian="normal" style:font-size-complex="14pt" style:font-weight-complex="normal"/>
    </style:style>
    <style:style style:name="P21" style:family="paragraph" style:parent-style-name="Standard">
      <style:text-properties fo:font-size="14pt" fo:language="en" fo:country="US" fo:font-weight="normal" officeooo:rsid="002effb9" officeooo:paragraph-rsid="002f7f22" style:font-size-asian="12.25pt" style:font-weight-asian="normal" style:font-size-complex="14pt" style:font-weight-complex="normal"/>
    </style:style>
    <style:style style:name="P22" style:family="paragraph" style:parent-style-name="Standard">
      <style:text-properties fo:font-size="14pt" fo:language="en" fo:country="US" fo:font-weight="normal" officeooo:rsid="003efa0d" officeooo:paragraph-rsid="00402e4a" style:font-size-asian="12.25pt" style:font-weight-asian="normal" style:font-size-complex="14pt" style:font-weight-complex="normal"/>
    </style:style>
    <style:style style:name="P23" style:family="paragraph" style:parent-style-name="Standard">
      <style:text-properties fo:font-size="14pt" fo:language="en" fo:country="US" fo:font-weight="normal" officeooo:rsid="00402e4a" officeooo:paragraph-rsid="00402e4a" style:font-size-asian="12.25pt" style:font-weight-asian="normal" style:font-size-complex="14pt" style:font-weight-complex="normal"/>
    </style:style>
    <style:style style:name="P24" style:family="paragraph" style:parent-style-name="Standard">
      <style:text-properties fo:font-size="14pt" fo:language="en" fo:country="US" fo:font-weight="bold" officeooo:rsid="00217c89" officeooo:paragraph-rsid="00217c89" style:font-size-asian="12.25pt" style:font-weight-asian="bold" style:font-size-complex="14pt" style:font-weight-complex="bold"/>
    </style:style>
    <style:style style:name="P25" style:family="paragraph" style:parent-style-name="Standard">
      <style:text-properties fo:font-size="14pt" fo:language="en" fo:country="US" fo:font-weight="bold" officeooo:rsid="001c266f" officeooo:paragraph-rsid="001bd31f" style:font-size-asian="12.25pt" style:font-weight-asian="bold" style:font-size-complex="14pt" style:font-weight-complex="bold"/>
    </style:style>
    <style:style style:name="P26" style:family="paragraph" style:parent-style-name="Standard">
      <style:text-properties fo:font-size="14pt" fo:language="en" fo:country="US" fo:font-weight="bold" officeooo:rsid="001c266f" officeooo:paragraph-rsid="003efa0d" style:font-size-asian="12.25pt" style:font-weight-asian="bold" style:font-size-complex="14pt" style:font-weight-complex="bold"/>
    </style:style>
    <style:style style:name="P27" style:family="paragraph" style:parent-style-name="Standard">
      <style:text-properties fo:font-size="14pt" fo:language="en" fo:country="US" fo:font-weight="bold" officeooo:rsid="002dc974" officeooo:paragraph-rsid="002dc974" style:font-size-asian="12.25pt" style:font-weight-asian="bold" style:font-size-complex="14pt" style:font-weight-complex="bold"/>
    </style:style>
    <style:style style:name="P28" style:family="paragraph" style:parent-style-name="Standard">
      <style:text-properties fo:font-size="14pt" fo:language="en" fo:country="US" fo:font-weight="bold" officeooo:rsid="002e215a" officeooo:paragraph-rsid="002e215a" style:font-size-asian="12.25pt" style:font-weight-asian="bold" style:font-size-complex="14pt" style:font-weight-complex="bold"/>
    </style:style>
    <style:style style:name="P29" style:family="paragraph" style:parent-style-name="Standard">
      <style:text-properties fo:font-size="14pt" fo:language="en" fo:country="US" fo:font-weight="bold" officeooo:rsid="002effb9" officeooo:paragraph-rsid="002f7f22" style:font-size-asian="12.25pt" style:font-weight-asian="bold" style:font-size-complex="14pt" style:font-weight-complex="bold"/>
    </style:style>
    <style:style style:name="P30" style:family="paragraph" style:parent-style-name="Standard">
      <style:text-properties fo:font-size="14pt" fo:language="en" fo:country="US" fo:font-style="italic" fo:font-weight="normal" officeooo:rsid="003afa2c" officeooo:paragraph-rsid="003afa2c" style:font-size-asian="12.25pt" style:font-style-asian="italic" style:font-weight-asian="normal" style:font-size-complex="14pt" style:font-style-complex="italic" style:font-weight-complex="normal"/>
    </style:style>
    <style:style style:name="P31" style:family="paragraph" style:parent-style-name="Standard">
      <style:text-properties fo:font-size="14pt" fo:language="en" fo:country="US" fo:font-style="italic" fo:font-weight="normal" officeooo:rsid="003afa2c" officeooo:paragraph-rsid="003efa0d" style:font-size-asian="12.25pt" style:font-style-asian="italic" style:font-weight-asian="normal" style:font-size-complex="14pt" style:font-style-complex="italic" style:font-weight-complex="normal"/>
    </style:style>
    <style:style style:name="P32" style:family="paragraph" style:parent-style-name="Standard">
      <style:text-properties fo:font-size="18pt" fo:language="en" fo:country="US" fo:font-weight="bold" officeooo:rsid="0016f955" officeooo:paragraph-rsid="0016f955" style:font-size-asian="18pt" style:font-weight-asian="bold" style:font-size-complex="18pt" style:font-weight-complex="bold"/>
    </style:style>
    <style:style style:name="P33" style:family="paragraph" style:parent-style-name="Standard">
      <style:text-properties fo:font-size="18pt" fo:language="en" fo:country="US" fo:font-weight="bold" officeooo:rsid="00203e09" officeooo:paragraph-rsid="0029282f" style:font-size-asian="18pt" style:font-weight-asian="bold" style:font-size-complex="18pt" style:font-weight-complex="bold"/>
    </style:style>
    <style:style style:name="P34" style:family="paragraph" style:parent-style-name="Standard">
      <style:text-properties fo:font-size="18pt" fo:language="en" fo:country="US" fo:font-weight="bold" officeooo:rsid="0029282f" officeooo:paragraph-rsid="0029282f" style:font-size-asian="15.75pt" style:font-weight-asian="bold" style:font-size-complex="18pt" style:font-weight-complex="bold"/>
    </style:style>
    <style:style style:name="P35" style:family="paragraph" style:parent-style-name="Standard">
      <style:text-properties fo:color="#ce181e" fo:font-size="16pt" fo:language="en" fo:country="US" fo:font-style="italic" style:text-underline-style="solid" style:text-underline-width="auto" style:text-underline-color="font-color" fo:font-weight="bold" officeooo:rsid="001f0210" officeooo:paragraph-rsid="001f0210" style:font-size-asian="16pt" style:font-style-asian="italic" style:font-weight-asian="bold" style:font-size-complex="16pt" style:font-style-complex="italic" style:font-weight-complex="bold"/>
    </style:style>
    <style:style style:name="P36" style:family="paragraph" style:parent-style-name="Standard">
      <style:text-properties fo:color="#ce181e" fo:font-size="16pt" fo:language="en" fo:country="US" fo:font-style="italic" style:text-underline-style="solid" style:text-underline-width="auto" style:text-underline-color="font-color" fo:font-weight="bold" officeooo:rsid="00229499" officeooo:paragraph-rsid="00229499" style:font-size-asian="16pt" style:font-style-asian="italic" style:font-weight-asian="bold" style:font-size-complex="16pt" style:font-style-complex="italic" style:font-weight-complex="bold"/>
    </style:style>
    <style:style style:name="P37" style:family="paragraph" style:parent-style-name="Standard">
      <style:text-properties fo:color="#ce181e" fo:font-size="16pt" fo:language="en" fo:country="US" fo:font-style="italic" style:text-underline-style="solid" style:text-underline-width="auto" style:text-underline-color="font-color" fo:font-weight="bold" officeooo:rsid="002c6fe3" officeooo:paragraph-rsid="002c6fe3" style:font-size-asian="16pt" style:font-style-asian="italic" style:font-weight-asian="bold" style:font-size-complex="16pt" style:font-style-complex="italic" style:font-weight-complex="bold"/>
    </style:style>
    <style:style style:name="P38" style:family="paragraph" style:parent-style-name="Standard">
      <style:text-properties fo:color="#ce181e" fo:font-size="16pt" fo:language="en" fo:country="US" fo:font-style="normal" fo:font-weight="bold" officeooo:rsid="002c6fe3" officeooo:paragraph-rsid="002c6fe3" style:font-size-asian="16pt" style:font-style-asian="normal" style:font-weight-asian="bold" style:font-size-complex="16pt" style:font-style-complex="normal" style:font-weight-complex="bold"/>
    </style:style>
    <style:style style:name="P39" style:family="paragraph" style:parent-style-name="Standard">
      <style:text-properties fo:language="en" fo:country="US" fo:font-style="italic" fo:font-weight="normal" officeooo:paragraph-rsid="001bd31f" style:font-style-asian="italic" style:font-weight-asian="normal" style:font-style-complex="italic" style:font-weight-complex="normal"/>
    </style:style>
    <style:style style:name="P40" style:family="paragraph" style:parent-style-name="Standard">
      <style:text-properties fo:language="en" fo:country="US" officeooo:paragraph-rsid="00217c89"/>
    </style:style>
    <style:style style:name="P41" style:family="paragraph" style:parent-style-name="Standard">
      <style:text-properties fo:language="en" fo:country="US" fo:font-weight="normal" officeooo:rsid="00229499" officeooo:paragraph-rsid="0022f889" style:font-weight-asian="normal" style:font-weight-complex="normal"/>
    </style:style>
    <style:style style:name="P42" style:family="paragraph" style:parent-style-name="Standard">
      <style:text-properties fo:language="en" fo:country="US" fo:font-weight="normal" officeooo:rsid="0029282f" officeooo:paragraph-rsid="0029282f" style:font-weight-asian="normal" style:font-weight-complex="normal"/>
    </style:style>
    <style:style style:name="P43" style:family="paragraph" style:parent-style-name="Standard">
      <style:text-properties fo:language="en" fo:country="US" fo:font-weight="normal" officeooo:rsid="002c6fe3" officeooo:paragraph-rsid="002c6fe3" style:font-weight-asian="normal" style:font-weight-complex="normal"/>
    </style:style>
    <style:style style:name="P44" style:family="paragraph" style:parent-style-name="Standard">
      <style:text-properties fo:language="en" fo:country="US" fo:font-weight="normal" officeooo:rsid="002a0de0" officeooo:paragraph-rsid="002a0de0" style:font-weight-asian="normal" style:font-weight-complex="normal"/>
    </style:style>
    <style:style style:name="P45" style:family="paragraph" style:parent-style-name="Standard">
      <style:text-properties fo:language="en" fo:country="US" fo:font-weight="normal" officeooo:rsid="002de558" officeooo:paragraph-rsid="002de558" style:font-weight-asian="normal" style:font-weight-complex="normal"/>
    </style:style>
    <style:style style:name="P46" style:family="paragraph" style:parent-style-name="Standard">
      <style:text-properties fo:language="en" fo:country="US" fo:font-weight="normal" officeooo:rsid="002e215a" officeooo:paragraph-rsid="002e215a" style:font-weight-asian="normal" style:font-weight-complex="normal"/>
    </style:style>
    <style:style style:name="P47" style:family="paragraph" style:parent-style-name="Standard">
      <style:text-properties fo:font-size="17pt" fo:language="en" fo:country="US" fo:font-weight="bold" officeooo:rsid="00217c89" officeooo:paragraph-rsid="00217c89" style:font-size-asian="17pt" style:font-weight-asian="bold" style:font-size-complex="17pt" style:font-weight-complex="bold"/>
    </style:style>
    <style:style style:name="P48" style:family="paragraph" style:parent-style-name="Standard">
      <style:text-properties fo:font-size="20pt" fo:language="en" fo:country="US" fo:font-weight="bold" officeooo:rsid="00398c54" officeooo:paragraph-rsid="00398c54" style:font-size-asian="20pt" style:font-weight-asian="bold" style:font-size-complex="20pt" style:font-weight-complex="bold"/>
    </style:style>
    <style:style style:name="P49" style:family="paragraph" style:parent-style-name="Standard">
      <style:text-properties fo:font-size="20pt" fo:language="en" fo:country="US" fo:font-weight="bold" officeooo:rsid="003ca7dd" officeooo:paragraph-rsid="003ca7dd" style:font-size-asian="20pt" style:font-weight-asian="bold" style:font-size-complex="20pt" style:font-weight-complex="bold"/>
    </style:style>
    <style:style style:name="P50" style:family="paragraph" style:parent-style-name="Standard">
      <style:text-properties fo:font-size="16pt" fo:language="en" fo:country="US" fo:font-weight="bold" officeooo:rsid="002e215a" officeooo:paragraph-rsid="002e215a" style:font-size-asian="16pt" style:font-weight-asian="bold" style:font-size-complex="16pt" style:font-weight-complex="bold"/>
    </style:style>
    <style:style style:name="P51" style:family="paragraph" style:parent-style-name="Standard">
      <style:text-properties fo:font-size="16pt" fo:language="en" fo:country="US" fo:font-weight="normal" officeooo:rsid="002dc974" officeooo:paragraph-rsid="003ca7dd" style:font-size-asian="16pt" style:font-weight-asian="normal" style:font-size-complex="16pt" style:font-weight-complex="normal"/>
    </style:style>
    <style:style style:name="P52" style:family="paragraph" style:parent-style-name="Standard">
      <style:text-properties fo:font-size="16pt" fo:language="en" fo:country="US" fo:font-weight="normal" officeooo:rsid="003ca7dd" officeooo:paragraph-rsid="003ca7dd" style:font-size-asian="16pt" style:font-weight-asian="normal" style:font-size-complex="16pt" style:font-weight-complex="normal"/>
    </style:style>
    <style:style style:name="P53"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fo:language="en" fo:country="US" fo:font-weight="normal" officeooo:rsid="002e215a" officeooo:paragraph-rsid="002e215a" style:font-size-asian="12.25pt" style:font-weight-asian="normal" style:font-size-complex="14pt" style:font-weight-complex="normal"/>
    </style:style>
    <style:style style:name="P54" style:family="paragraph" style:parent-style-name="Standard">
      <loext:graphic-properties draw:fill="none"/>
      <style:paragraph-properties fo:margin-left="0cm" fo:margin-right="0cm" fo:text-indent="0cm" style:auto-text-indent="false" fo:background-color="transparent"/>
      <style:text-properties fo:font-size="14pt" fo:language="en" fo:country="US" fo:font-weight="normal" officeooo:rsid="002ab169" officeooo:paragraph-rsid="002e215a" style:font-size-asian="12.25pt" style:font-weight-asian="normal" style:font-size-complex="14pt" style:font-weight-complex="normal"/>
    </style:style>
    <style:style style:name="P55" style:family="paragraph" style:parent-style-name="Standard">
      <style:text-properties fo:color="#ff6600" fo:font-size="14pt" fo:language="en" fo:country="US" fo:font-weight="bold" officeooo:rsid="00402e4a" officeooo:paragraph-rsid="00402e4a" style:font-size-asian="12.25pt" style:font-weight-asian="bold" style:font-size-complex="14pt" style:font-weight-complex="bold"/>
    </style:style>
    <style:style style:name="T1" style:family="text">
      <style:text-properties officeooo:rsid="0018d446"/>
    </style:style>
    <style:style style:name="T2" style:family="text">
      <style:text-properties fo:font-size="14pt" fo:font-weight="normal" officeooo:rsid="00217c89" style:font-size-asian="12.25pt" style:font-weight-asian="normal" style:font-size-complex="14pt" style:font-weight-complex="normal"/>
    </style:style>
    <style:style style:name="T3" style:family="text">
      <style:text-properties fo:font-size="14pt" fo:font-weight="normal" officeooo:rsid="00366884" style:font-size-asian="12.25pt" style:font-weight-asian="normal" style:font-size-complex="14pt" style:font-weight-complex="normal"/>
    </style:style>
    <style:style style:name="T4" style:family="text">
      <style:text-properties fo:font-size="14pt" style:font-size-asian="12.25pt" style:font-size-complex="14pt"/>
    </style:style>
    <style:style style:name="T5" style:family="text">
      <style:text-properties fo:font-size="14pt" officeooo:rsid="001a3129" style:font-size-asian="12.25pt" style:font-size-complex="14pt"/>
    </style:style>
    <style:style style:name="T6" style:family="text">
      <style:text-properties fo:font-size="14pt" officeooo:rsid="001bd31f" style:font-size-asian="12.25pt" style:font-size-complex="14pt"/>
    </style:style>
    <style:style style:name="T7" style:family="text">
      <style:text-properties fo:font-size="14pt" officeooo:rsid="001c266f" style:font-size-asian="12.25pt" style:font-size-complex="14pt"/>
    </style:style>
    <style:style style:name="T8" style:family="text">
      <style:text-properties fo:font-size="14pt" officeooo:rsid="00229499" style:font-size-asian="12.25pt" style:font-size-complex="14pt"/>
    </style:style>
    <style:style style:name="T9" style:family="text">
      <style:text-properties fo:font-size="14pt" officeooo:rsid="0022f889" style:font-size-asian="12.25pt" style:font-size-complex="14pt"/>
    </style:style>
    <style:style style:name="T10" style:family="text">
      <style:text-properties fo:font-size="14pt" officeooo:rsid="00258908" style:font-size-asian="12.25pt" style:font-size-complex="14pt"/>
    </style:style>
    <style:style style:name="T11" style:family="text">
      <style:text-properties fo:font-size="14pt" officeooo:rsid="00272d45" style:font-size-asian="12.25pt" style:font-size-complex="14pt"/>
    </style:style>
    <style:style style:name="T12" style:family="text">
      <style:text-properties fo:font-size="14pt" officeooo:rsid="002ab169" style:font-size-asian="12.25pt" style:font-size-complex="14pt"/>
    </style:style>
    <style:style style:name="T13" style:family="text">
      <style:text-properties fo:font-size="14pt" officeooo:rsid="002d322f" style:font-size-asian="12.25pt" style:font-size-complex="14pt"/>
    </style:style>
    <style:style style:name="T14" style:family="text">
      <style:text-properties fo:font-size="14pt" officeooo:rsid="002e215a" style:font-size-asian="12.25pt" style:font-size-complex="14pt"/>
    </style:style>
    <style:style style:name="T15" style:family="text">
      <style:text-properties fo:font-size="14pt" officeooo:rsid="002effb9" style:font-size-asian="12.25pt" style:font-size-complex="14pt"/>
    </style:style>
    <style:style style:name="T16" style:family="text">
      <style:text-properties fo:font-size="14pt" officeooo:rsid="002f7f22" style:font-size-asian="12.25pt" style:font-size-complex="14pt"/>
    </style:style>
    <style:style style:name="T17" style:family="text">
      <style:text-properties fo:font-size="14pt" officeooo:rsid="0030755b" style:font-size-asian="12.25pt" style:font-size-complex="14pt"/>
    </style:style>
    <style:style style:name="T18" style:family="text">
      <style:text-properties fo:font-size="14pt" officeooo:rsid="0035ec59" style:font-size-asian="12.25pt" style:font-size-complex="14pt"/>
    </style:style>
    <style:style style:name="T19" style:family="text">
      <style:text-properties fo:font-size="14pt" officeooo:rsid="00366884" style:font-size-asian="12.25pt" style:font-size-complex="14pt"/>
    </style:style>
    <style:style style:name="T20" style:family="text">
      <style:text-properties fo:font-size="14pt" officeooo:rsid="003afa2c" style:font-size-asian="12.25pt" style:font-size-complex="14pt"/>
    </style:style>
    <style:style style:name="T21" style:family="text">
      <style:text-properties fo:font-size="14pt" officeooo:rsid="003ca7dd" style:font-size-asian="12.25pt" style:font-size-complex="14pt"/>
    </style:style>
    <style:style style:name="T22" style:family="text">
      <style:text-properties fo:font-size="14pt" fo:font-weight="bold" style:font-size-asian="12.25pt" style:font-weight-asian="bold" style:font-size-complex="14pt" style:font-weight-complex="bold"/>
    </style:style>
    <style:style style:name="T23" style:family="text">
      <style:text-properties fo:font-size="14pt" fo:font-weight="bold" officeooo:rsid="003afa2c" style:font-size-asian="12.25pt" style:font-weight-asian="bold" style:font-size-complex="14pt" style:font-weight-complex="bold"/>
    </style:style>
    <style:style style:name="T24" style:family="text">
      <style:text-properties fo:font-size="14pt" fo:font-weight="bold" officeooo:rsid="00366884" style:font-size-asian="12.25pt" style:font-weight-asian="bold" style:font-size-complex="14pt" style:font-weight-complex="bold"/>
    </style:style>
    <style:style style:name="T25" style:family="text">
      <style:text-properties fo:font-size="14pt" fo:font-weight="bold" officeooo:rsid="00223d3a" style:font-size-asian="12.25pt" style:font-weight-asian="bold" style:font-size-complex="14pt" style:font-weight-complex="bold"/>
    </style:style>
    <style:style style:name="T26" style:family="text">
      <style:text-properties fo:font-size="14pt" fo:font-weight="bold" officeooo:rsid="003ca7dd" style:font-size-asian="12.25pt" style:font-weight-asian="bold" style:font-size-complex="14pt" style:font-weight-complex="bold"/>
    </style:style>
    <style:style style:name="T27" style:family="text">
      <style:text-properties fo:font-size="14pt" fo:font-weight="bold" officeooo:rsid="002effb9" style:font-size-asian="12.25pt" style:font-weight-asian="bold" style:font-size-complex="14pt" style:font-weight-complex="bold"/>
    </style:style>
    <style:style style:name="T28" style:family="text">
      <style:text-properties officeooo:rsid="001c266f"/>
    </style:style>
    <style:style style:name="T29" style:family="text">
      <style:text-properties officeooo:rsid="00203e09"/>
    </style:style>
    <style:style style:name="T30" style:family="text">
      <style:text-properties officeooo:rsid="00258908"/>
    </style:style>
    <style:style style:name="T31" style:family="text">
      <style:text-properties officeooo:rsid="002d322f"/>
    </style:style>
    <style:style style:name="T32" style:family="text">
      <style:text-properties fo:color="#ce181e" fo:font-size="16pt" fo:font-style="normal" fo:font-weight="bold" style:font-size-asian="16pt" style:font-style-asian="normal" style:font-weight-asian="bold" style:font-size-complex="16pt" style:font-style-complex="normal" style:font-weight-complex="bold"/>
    </style:style>
    <style:style style:name="T33" style:family="text">
      <style:text-properties fo:color="#ce181e" fo:font-size="16pt" fo:font-style="normal" fo:font-weight="bold" officeooo:rsid="00302b54" style:font-size-asian="16pt" style:font-style-asian="normal" style:font-weight-asian="bold" style:font-size-complex="16pt" style:font-style-complex="normal" style:font-weight-complex="bold"/>
    </style:style>
    <style:style style:name="T34" style:family="text">
      <style:text-properties officeooo:rsid="00341d90"/>
    </style:style>
    <style:style style:name="T35" style:family="text">
      <style:text-properties officeooo:rsid="00366884"/>
    </style:style>
    <style:style style:name="T36" style:family="text">
      <style:text-properties officeooo:rsid="0036f300"/>
    </style:style>
    <style:style style:name="T37" style:family="text">
      <style:text-properties officeooo:rsid="003806d2"/>
    </style:style>
    <style:style style:name="T38" style:family="text">
      <style:text-properties fo:font-weight="bold" style:font-weight-asian="bold" style:font-weight-complex="bold"/>
    </style:style>
    <style:style style:name="T39" style:family="text">
      <style:text-properties fo:font-weight="bold" officeooo:rsid="003806d2" style:font-weight-asian="bold" style:font-weight-complex="bold"/>
    </style:style>
    <style:style style:name="T40" style:family="text">
      <style:text-properties fo:font-weight="bold" officeooo:rsid="00258908" style:font-weight-asian="bold" style:font-weight-complex="bold"/>
    </style:style>
    <style:style style:name="T41" style:family="text">
      <style:text-properties fo:font-weight="bold" officeooo:rsid="003afa2c" style:font-weight-asian="bold" style:font-weight-complex="bold"/>
    </style:style>
    <style:style style:name="T42" style:family="text">
      <style:text-properties fo:font-weight="bold" officeooo:rsid="00366884" style:font-weight-asian="bold" style:font-weight-complex="bold"/>
    </style:style>
    <style:style style:name="T43" style:family="text">
      <style:text-properties fo:font-weight="bold" officeooo:rsid="003ca7dd" style:font-weight-asian="bold" style:font-weight-complex="bold"/>
    </style:style>
    <style:style style:name="T44" style:family="text">
      <style:text-properties fo:font-weight="bold" officeooo:rsid="003e7363" style:font-weight-asian="bold" style:font-weight-complex="bold"/>
    </style:style>
    <style:style style:name="T45" style:family="text">
      <style:text-properties fo:font-weight="bold" officeooo:rsid="003efa0d" style:font-weight-asian="bold" style:font-weight-complex="bold"/>
    </style:style>
    <style:style style:name="T46" style:family="text">
      <style:text-properties officeooo:rsid="003afa2c"/>
    </style:style>
    <style:style style:name="T47" style:family="text">
      <style:text-properties fo:color="#ff6600" fo:font-size="14pt" style:font-size-asian="12.25pt" style:font-size-complex="14pt"/>
    </style:style>
    <style:style style:name="T48" style:family="text">
      <style:text-properties fo:color="#ff6600" fo:font-weight="bold" style:font-weight-asian="bold" style:font-weight-complex="bold"/>
    </style:style>
    <style:style style:name="T49" style:family="text">
      <style:text-properties fo:color="#ff6600" fo:font-weight="bold" officeooo:rsid="003efa0d" style:font-weight-asian="bold" style:font-weight-complex="bold"/>
    </style:style>
    <style:style style:name="T50" style:family="text">
      <style:text-properties fo:color="#ff6600" fo:font-size="16pt" fo:font-weight="bold" officeooo:rsid="002effb9" style:font-size-asian="16pt" style:font-weight-asian="bold" style:font-size-complex="16pt" style:font-weight-complex="bold"/>
    </style:style>
    <style:style style:name="T51" style:family="text">
      <style:text-properties officeooo:rsid="003ca7dd"/>
    </style:style>
    <style:style style:name="T52" style:family="text">
      <style:text-properties fo:color="#000000" fo:font-size="14pt" officeooo:rsid="001c266f" style:font-size-asian="12.25pt" style:font-size-complex="14pt"/>
    </style:style>
    <style:style style:name="T53" style:family="text">
      <style:text-properties officeooo:rsid="003efa0d"/>
    </style:style>
    <style:style style:name="T54" style:family="text">
      <style:text-properties officeooo:rsid="00402e4a"/>
    </style:style>
    <style:style style:name="T55" style:family="text">
      <style:text-properties officeooo:rsid="00405068"/>
    </style:style>
    <style:style style:name="T56" style:family="text">
      <style:text-properties officeooo:rsid="0041cc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ecure Web Browsing -<text:span text:style-name="T46">Part 1 (</text:span> Introduction to HTTP and HTTPS <text:s/><text:span text:style-name="T46">)</text:span></text:p>
      <text:p text:style-name="P32"/>
      <text:p text:style-name="P1">While browsing the internet, you guys might have noticed that some <text:span text:style-name="T37">s</text:span>ites <text:span text:style-name="T1">using HTTP, while the others, using HTTPS. Which one of them is secure ? And does using any of them enhances the browsing experience? Lets find out! </text:span></text:p>
      <text:p text:style-name="P1"/>
      <text:p text:style-name="P35">&lt;show the pictures of both hppt and https website . &gt;</text:p>
      <text:p text:style-name="P35"># In HTTPS , show the image of the twitter <text:span text:style-name="T29">and way to sms </text:span></text:p>
      <text:p text:style-name="P1"/>
      <text:p text:style-name="P2">By now you might have known that <text:span text:style-name="T38">HTTPS is secure probably because popular sites like twitter and Facebook use it , and probably because </text:span><text:span text:style-name="T39">it has that padlock symbol in </text:span><text:span text:style-name="T38"><text:s/>the address bar. </text:span></text:p>
      <text:p text:style-name="P1"/>
      <text:p text:style-name="P39"><text:span text:style-name="T23">Before we start</text:span><text:span text:style-name="T20"> <text:s/>-T</text:span><text:span text:style-name="T5">his is </text:span><text:span text:style-name="T19">a</text:span><text:span text:style-name="T5"> article for </text:span><text:span text:style-name="T6">novice</text:span><text:span text:style-name="T5">, who </text:span><text:span text:style-name="T6">literally have no clue about this. If you are not one of those, I have talked in depth about </text:span><text:span text:style-name="T7">how HTTPS encrypts all the <text:s/>data and use public key encryption in </text:span><text:span text:style-name="T52">another article</text:span><text:span text:style-name="T7"> </text:span><text:span text:style-name="T8">But I </text:span><text:span text:style-name="T15">assure</text:span><text:span text:style-name="T8"> you there will definitely be some points that you might know have known. <text:s/></text:span></text:p>
      <text:p text:style-name="P25"/>
      <text:p text:style-name="P30"><text:span text:style-name="T48"/></text:p>
      <text:p text:style-name="P31"><text:span text:style-name="T48">Link to the </text:span><text:span text:style-name="T49">2</text:span><text:span text:style-name="T48"> article, paste here !</text:span></text:p>
      <text:p text:style-name="P26"/>
      <text:p text:style-name="P47"><text:span text:style-name="T28">W</text:span>hat is HTTP ? </text:p>
      <text:p text:style-name="P24"/>
      <text:p text:style-name="P40"><text:span text:style-name="T2">HTTP stands for Hypertext Transfer Protocol .HTTP is an application protocol that runs on the top of the TCP/IP protocol. In simple words, this is what helps you browse the </text:span><text:span text:style-name="T3">Internet</text:span><text:span text:style-name="T2">. </text:span><text:span text:style-name="T25">When you search something on the web , you are basically sending a request to the server, that sends you the pack</text:span><text:span text:style-name="T26">ets </text:span><text:span text:style-name="T25">over TCP/IP. </text:span></text:p>
      <text:p text:style-name="P24"/>
      <text:p text:style-name="P34">Basic concept on how server was </text:p>
      <text:p text:style-name="P3"/>
      <text:p text:style-name="P4">When you request a server for a website, it is <text:span text:style-name="T38">not only </text:span><text:span text:style-name="T40">that </text:span><text:span text:style-name="T38">server</text:span> <text:span text:style-name="T30">which</text:span> is sending information to <text:span text:style-name="T46">t</text:span>he <text:span text:style-name="T35">web-page.</text:span> There are couple of different servers <text:span text:style-name="T30">apart form that</text:span>, from the different parts of the world <text:s/>that is sending you some information. Generally , that information is in the form of the adverts. </text:p>
      <text:p text:style-name="P5"/>
      <text:p text:style-name="P36">Post the picture of the one used in cookies . </text:p>
      <text:p text:style-name="P7"/>
      <text:p text:style-name="P41"><text:span text:style-name="T11">As you can see in the above picture, these</text:span><text:span text:style-name="T9"> different bits and pieces of the information </text:span><text:span text:style-name="T10">from different servers that create</text:span><text:span text:style-name="T9"> the </text:span><text:span text:style-name="T19">web page</text:span><text:span text:style-name="T9">. </text:span><text:span text:style-name="T17">There are some some banners at top and </text:span><text:span text:style-name="T19">button</text:span><text:span text:style-name="T17"> and some adverts at the side and the main content which actually wanted to see. </text:span></text:p>
      <text:p text:style-name="P42"><text:soft-page-break/><text:span text:style-name="T9">A</text:span><text:span text:style-name="T4">nd why show adverts, if you ask, <text:s/>is related to the cookies tracking which you can read more about here</text:span><text:span text:style-name="T47">. ########## </text:span></text:p>
      <text:p text:style-name="P8">As the servers, from which the <text:span text:style-name="T35">web page</text:span> is grabbing data from, are located across the world, which makes the system more complex and there are potentially weak links, and if data from the server is redirected, it is cause some serious damage . </text:p>
      <text:p text:style-name="P8"/>
      <text:p text:style-name="P8">If you have a slow internet connection, you might have noticed that as the page renders, the things tend to more a round a bi<text:span text:style-name="T36">t</text:span> as the the site is getting data from the various servers across the planet.</text:p>
      <text:p text:style-name="P9"/>
      <text:p text:style-name="P33"><text:span text:style-name="T7">S</text:span><text:span text:style-name="T9">ecurity flaws with HTTP <text:s/></text:span></text:p>
      <text:p text:style-name="P6"/>
      <text:p text:style-name="P10">1)In HTTP, you have no idea if the request that you are sending is being sent to the <text:s text:c="2"/>right server or not.<text:span text:style-name="T38"> You</text:span><text:span text:style-name="T41">r</text:span><text:span text:style-name="T38"> request can be redirected <text:s/>and sent to some other server. That server might send you a web page that contain millions of cookies that will track you on the internet <text:s/>for your rest of your life.</text:span> <text:s/></text:p>
      <text:p text:style-name="P10"/>
      <text:p text:style-name="P37">#### post the picture on page 100 in the <text:span text:style-name="T31">copy</text:span> . </text:p>
      <text:p text:style-name="P10"/>
      <text:p text:style-name="P43"><text:span text:style-name="T4">Your I</text:span><text:span text:style-name="T19">SP</text:span><text:span text:style-name="T4">, can redirect all your </text:span><text:span text:style-name="T13">request</text:span><text:span text:style-name="T4">. </text:span><text:span text:style-name="T22">And it make changes in the packet, as in this case , he removed one of the advert from the </text:span><text:span text:style-name="T24">Google</text:span><text:span text:style-name="T22"> and replaced it with his ad</text:span><text:span text:style-name="T4">. I can’t comment about the legality of the situation, but this surely is unethical and the person who has paid </text:span><text:span text:style-name="T19">Google</text:span><text:span text:style-name="T4"> to show his ads is suffering a loss. </text:span></text:p>
      <text:p text:style-name="P10"/>
      <text:p text:style-name="P44"><text:span text:style-name="T4">2) <text:s/>The packets that you receive form the server can be altered </text:span><text:span text:style-name="T21">before it reaches you</text:span><text:span text:style-name="T4">, hence you end up getting </text:span><text:span text:style-name="T17">modified </text:span><text:span text:style-name="T4">informatio</text:span><text:span text:style-name="T16">n</text:span><text:span text:style-name="T4">. </text:span><text:span text:style-name="T17">Sadly, there is no way the user can know if what he is looking at is authenticate</text:span><text:span text:style-name="T4">.</text:span></text:p>
      <text:p text:style-name="P10"/>
      <text:p text:style-name="P44"><text:span text:style-name="T4">3) </text:span><text:span text:style-name="T12">Anyone in your network can </text:span><text:span text:style-name="T21">perform</text:span><text:span text:style-name="T12"> man in the middle attack and grab all your </text:span><text:span text:style-name="T21">packets</text:span><text:span text:style-name="T12"> and as the text is unencrypted, he can read th</text:span><text:span text:style-name="T21">ose </text:span><text:span text:style-name="T12">pack</text:span><text:span text:style-name="T21">et</text:span><text:span text:style-name="T12">s.</text:span></text:p>
      <text:p text:style-name="P11"/>
      <text:p text:style-name="P12">4) Making things worse, i<text:span text:style-name="T38">f you enter your account details in the webpage which is on HTTP, your credentials can be seen by the attackers doing man in the middle attack, and even </text:span><text:span text:style-name="T43">by </text:span><text:span text:style-name="T38">your I</text:span><text:span text:style-name="T42">SP </text:span><text:span text:style-name="T43">as all the traffic fist pass through him</text:span></text:p>
      <text:p text:style-name="P43"><text:span text:style-name="T4">Here is the screenshot of some site which is still on HTTP and it asked for the phone number and the password. For legal purposes</text:span><text:span text:style-name="T18">, I can’t tell you the name of the site </text:span><text:span text:style-name="T4">‘my friend ‘</text:span><text:span text:style-name="T12"> </text:span><text:span text:style-name="T18">performed the </text:span><text:span text:style-name="T12">wireshark attack, </text:span><text:span text:style-name="T18">but in the form, it asked for the phone number and the password. </text:span><text:span text:style-name="T12"><text:s/></text:span><text:span text:style-name="T18">A</text:span><text:span text:style-name="T12">nd </text:span><text:span text:style-name="T4">you can seen in the pic</text:span><text:span text:style-name="T19">ture</text:span><text:span text:style-name="T4">, the username and password </text:span><text:span text:style-name="T18">entered by ‘my friend’.</text:span></text:p>
      <text:p text:style-name="P38"/>
      <text:p text:style-name="P43"><text:span text:style-name="T32">##### </text:span><text:span text:style-name="T33">put the pic of wireshark and </text:span><text:span text:style-name="T32">underline the username and the password ,it is at the bottom .</text:span><text:span text:style-name="T4"> </text:span></text:p>
      <text:p text:style-name="P13"/>
      <text:p text:style-name="P27"><text:soft-page-break/>I guess the above mentioned flaws are enough to discourage you from browsing any HTTP site , more importantly from inputting your bank details or even your <text:span text:style-name="T51">user-name</text:span>, passwords , and <text:s/>phone numbers on such site. </text:p>
      <text:p text:style-name="P14">I don’t understand why people still browse unencrypted website, the website admin has no concern for the user’s privacy and more over lack skills and resources to buy an SSL certificate ( you will learn more about SSL, later in this article, don’t worry ! <text:s/>) to ensure basic security</text:p>
      <text:p text:style-name="P51"/>
      <text:p text:style-name="P49">HTTPS – covering up the flaws of HTTP </text:p>
      <text:p text:style-name="P52"/>
      <text:p text:style-name="P45"><text:span text:style-name="T4">HTTPS aims towards </text:span><text:span text:style-name="T14">covering up the flaws of HTTP. Seeing its increasing popularity, we can definitely assume, it has successfully done it. </text:span></text:p>
      <text:p text:style-name="P16"/>
      <text:p text:style-name="P28">Here are some of its features <text:span text:style-name="T51">-</text:span></text:p>
      <text:p text:style-name="P28"/>
      <text:p text:style-name="P46"><text:span text:style-name="T4">1) HTTP</text:span><text:span text:style-name="T15">S encrypts all the user data using</text:span><text:span text:style-name="T27"> public key encryption,</text:span><text:span text:style-name="T15"> which by the way you can </text:span><text:span text:style-name="T50">&lt;a&gt;read more about here &lt;/a&gt;.</text:span></text:p>
      <text:p text:style-name="P29">It basically assures that the request you are sending is going to the right server and <text:s/>the packets you are receiving are not being altered.</text:p>
      <text:p text:style-name="P21"/>
      <text:p text:style-name="P17">2) <text:span text:style-name="T38">If an attacker launch</text:span><text:span text:style-name="T44">es</text:span><text:span text:style-name="T38"> man in the middle attack, the data he is able to capture will be encrypted and it will all just look like the noise.</text:span></text:p>
      <text:p text:style-name="P17">Most of the banks’ website and even the popular sites like twitter and Facebook use HTTPS, hence making it safe to input your credentials. </text:p>
      <text:p text:style-name="P18"/>
      <text:p text:style-name="P19">The internet is slowly but steady adapting towards HTTPS, which is a step in right direction. With the use of public key encryption, I am expecting this protocol to last longer before someone finds vulnerability. That being said, it’s not like HTTPS is completely secure. </text:p>
      <text:p text:style-name="P20">I have just scratched the dragon’s tail in this article, <text:span text:style-name="T34">you can click here to know </text:span></text:p>
      <text:p text:style-name="P15"/>
      <text:p text:style-name="P15"/>
      <text:p text:style-name="P50">Misconceptions about <text:span text:style-name="T55">HTTPS</text:span></text:p>
      <text:p text:style-name="P15"/>
      <text:p text:style-name="P15">1) <text:span text:style-name="T53">I</text:span><text:span text:style-name="T38">t is slow –</text:span><text:span text:style-name="T45"> </text:span><text:span text:style-name="T53">It is as fast as HTTP </text:span></text:p>
      <text:p text:style-name="P15"/>
      <text:p text:style-name="P15">2) <text:span text:style-name="T53">F</text:span><text:span text:style-name="T38">ollows end to end encryptio</text:span>n<text:span text:style-name="T53">- It is not based on end to end encrytion, I follows public key cryptography.</text:span></text:p>
      <text:p text:style-name="P15"/>
      <text:p text:style-name="P22">Thank you guys for sticking around for this post. <text:span text:style-name="T54">If you have some doubts regarding this post, you can comment down below, I will be more than happy to help you out.</text:span></text:p>
      <text:p text:style-name="P22"><text:s/>I have posted <text:span text:style-name="T56">another </text:span>articles which talks more about HTTP and <text:span text:style-name="T54">HTTPS. </text:span></text:p>
      <text:p text:style-name="P55">Link to article 2</text:p>
      <text:p text:style-name="P23"/>
      <text:p text:style-name="P23"><text:soft-page-break/></text:p>
      <text:p text:style-name="P53"/>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09:55:35.338000000</meta:creation-date>
    <meta:editing-duration>PT6H14M37S</meta:editing-duration>
    <meta:editing-cycles>9</meta:editing-cycles>
    <meta:generator>LibreOffice/5.2.7.2$Linux_X86_64 LibreOffice_project/20m0$Build-2</meta:generator>
    <dc:date>2017-10-14T13:04:31.341742585</dc:date>
    <meta:document-statistic meta:table-count="0" meta:image-count="0" meta:object-count="0" meta:page-count="4" meta:paragraph-count="42" meta:word-count="1158" meta:character-count="6250" meta:non-whitespace-character-count="5088"/>
  </office:meta>
</office:document-meta>
</file>